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TablaContenidosDemostrativo" style:master-page-name="Pagina">
      <style:paragraph-properties style:page-number="auto"/>
    </style:style>
    <style:style style:name="P9" style:family="paragraph" style:parent-style-name="Textos" style:master-page-name="Pagina">
      <style:paragraph-properties style:page-number="auto"/>
    </style:style>
    <style:style style:name="P10" style:family="paragraph" style:parent-style-name="Textos">
      <style:text-properties officeooo:rsid="001f2325" officeooo:paragraph-rsid="001f2325"/>
    </style:style>
    <style:style style:name="P11" style:family="paragraph" style:parent-style-name="Textos">
      <style:paragraph-properties fo:break-before="page"/>
      <style:text-properties officeooo:rsid="001f2325" officeooo:paragraph-rsid="001f2325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2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0.<text:span text:style-name="T4">28</text:span></text:p>
      <text:p text:style-name="Standard"/>
      <text:p text:style-name="SubtituloPortadaYDemostrativos">Tipo de documento: Acta</text:p>
      <text:p text:style-name="SubtituloPortadaYDemostrativos"><text:span text:style-name="T3">28</text:span>/<text:span text:style-name="T1">05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8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3">28</text:span>/<text:span text:style-name="T1">05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3">28/05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3">28</text:span>/<text:span text:style-name="T1">05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8">Tabla de contenido</text:p>
          </text:index-title>
          <text:p text:style-name="P4"><text:a xlink:type="simple" xlink:href="#__RefHeading__1803_1352885363" text:style-name="Index_20_Link" text:visited-style-name="Index_20_Link">Datos de la reunión:<text:tab/>4</text:a></text:p>
          <text:p text:style-name="P5"><text:a xlink:type="simple" xlink:href="#__RefHeading__744_302876939" text:style-name="Index_20_Link" text:visited-style-name="Index_20_Link">Tabla 01. Datos de la reunión, 2014<text:tab/>4</text:a></text:p>
          <text:p text:style-name="P4"><text:a xlink:type="simple" xlink:href="#__RefHeading__746_302876939" text:style-name="Index_20_Link" text:visited-style-name="Index_20_Link">Puntos del orden del día:<text:tab/>4</text:a></text:p>
          <text:p text:style-name="P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3">28</text:span>/<text:span text:style-name="T1">05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15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0">Hay que hacer el manual de usuario de la instalación del appliance en modo gateway ,esta tarea es para Silvia.</text:p>
      <text:p text:style-name="P10">Avisar otra vez a Raúl sobre los materiales que están pedidos y también sobre el tema de colocar los appliance en los centros educativos.</text:p>
      <text:p text:style-name="P10">Continuar el experimento de inmersión , ahora añadirle una tercera placa.</text:p>
      <text:p text:style-name="P10">Cuando se acabe lo anterior hacer el experimento nuevo sobre las fuentes de alimentación.</text:p>
      <text:p text:style-name="P10">Para hoy , Manuel tiene que hacer un documento en el que tenga las medidas del fondo de cajón para el armario cluster , junto a la posición de los agujeros,secciones y la separación entre los conectores y la tapa del cajón(para placas ATX) . El disco va ir pegado justo a la placa . Informarse en la documentación previamente echa sobre esto.</text:p>
      <text:p text:style-name="P11">Luego habrá que hacer lo mismo para tener estas especificaciones para el armario de inmersión.</text:p>
      <text:p text:style-name="P10">Para mas tarde hacer un nuevo experimento que trate de colocar una fuente de alimentación dentro del líquido refrigerante en las pruebas de inmersión liquida y ver como influye.</text:p>
      <text:p text:style-name="P10">Otras tareas aparte para Manuel son las de exportar a un documento excel todos los elementos que tenemos en la base de datos ,a poder ser ordenados por tipos. Y dar de alta los componentes y el elemento appliance en la herramienta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9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4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10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5-28T16:33:13.202609669</dc:date>
    <dc:creator>Manuel </dc:creator>
    <meta:document-statistic meta:table-count="5" meta:image-count="3" meta:object-count="0" meta:page-count="6" meta:paragraph-count="70" meta:word-count="379" meta:character-count="2269" meta:non-whitespace-character-count="1919"/>
  </office:meta>
</office:document-meta>
</file>